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1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ass</text:p>
      <text:p text:style-name="Standard">Development</text:p>
      <text:p text:style-name="Standard">Book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">Table des matières</text:p>
          </text:index-title>
        </text:index-body>
      </text:table-of-content>
      <text:p text:style-name="Standard"/>
      <text:h text:style-name="P3" text:outline-level="1">Suivi d'encodeur</text:h>
      <text:p text:style-name="Standard"><text:tab/>L'encodeur est une instance de la classe YASS_ENCODER. On lui lie la donnée à gérer grâce à sa méthode bind(direction). Elle a un unique paramètre qui peut prendre une des deux valeurs <text:span text:style-name="T1">up</text:span> ou <text:span text:style-name="T1">down</text:span>.</text:p>
      <text:p text:style-name="Standard"/>
      <text:p text:style-name="Standard">#define YASS_ENCODER_DIRECTION_UP 1</text:p>
      <text:p text:style-name="Standard">#define YASS_ENCODER_DIRECTION_DOWN 0</text:p>
      <text:p text:style-name="Standard"><text:s/>void bind(void(*change_data_hook)(bool direction));</text:p>
      <text:p text:style-name="Standard"/>
      <text:h text:style-name="Heading_20_1" text:outline-level="1">Machine d'état d'affichage et de modification des variables</text:h>
      <text:p text:style-name="Standard"><text:tab/>C'est la classe YASS_EDIT_FSM du fichier yassEditFsm. Elle a 3 méthodes remarquables:</text:p>
      <text:list xml:id="list3343863803920124386" text:style-name="L2">
        <text:list-item>
          <text:p text:style-name="P2">void setState(byte state_num, void(*change_data_hook)(bool direction))</text:p>
        </text:list-item>
        <text:list-item>
          <text:p text:style-name="P2">byte getState()</text:p>
        </text:list-item>
        <text:list-item>
          <text:p text:style-name="P2">sequencer()</text:p>
        </text:list-item>
      </text:list>
      <text:p text:style-name="Standard"><text:s text:c="8"/></text:p>
      <text:p text:style-name="Standard"><text:tab/>La première met non seulement en place l'état de la machine mais également la fonction de modification de la valeur. sequencer() se contente d'appeler l'encodeur qui à chaque modification détectée incrémente ou décrémente la valeur. </text:p>
      <text:h text:style-name="Heading_20_1" text:outline-level="1">Mise en place d'un affichage de variable</text:h>
      <text:p text:style-name="Standard">La mise en place d'un affichage comporte plusieurs étapes.</text:p>
      <text:p text:style-name="Standard"/>
      <text:list xml:id="list4008768946783714716" text:style-name="L1">
        <text:list-item>
          <text:p text:style-name="P1">Ecrire une fonction de modification de la variable.</text:p>
        </text:list-item>
        <text:list-item>
          <text:p text:style-name="P1">Binder la fonction à l"encodeur</text:p>
        </text:list-item>
        <text:list-item>
          <text:p text:style-name="P1">Ecrire une fonction d'affichage de la variable.</text:p>
        </text:list-item>
        <text:list-item>
          <text:p text:style-name="P1">Binder la fonction à l'affichag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37S</meta:editing-duration>
    <meta:editing-cycles>3</meta:editing-cycles>
    <meta:generator>OpenOffice/4.1.1$Win32 OpenOffice.org_project/411m6$Build-9775</meta:generator>
    <dc:date>2019-09-11T07:43:43.70</dc:date>
    <meta:document-statistic meta:table-count="0" meta:image-count="0" meta:object-count="0" meta:page-count="3" meta:paragraph-count="22" meta:word-count="163" meta:character-count="1124"/>
    <dc:creator>Pierre Faller</dc:creator>
    <meta:user-defined meta:name="Info 1"/>
    <meta:user-defined meta:name="Info 2"/>
    <meta:user-defined meta:name="Info 3"/>
    <meta:user-defined meta:name="Info 4"/>
  </office:meta>
</office:document-meta>
</file>